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4271in" fo:margin-left="0in" fo:margin-right="-0.0021in" table:align="margins"/>
    </style:style>
    <style:style style:name="Таблица1.A" style:family="table-column">
      <style:table-column-properties style:column-width="2.7708in" style:rel-column-width="19262*"/>
    </style:style>
    <style:style style:name="Таблица1.B" style:family="table-column">
      <style:table-column-properties style:column-width="6.6563in" style:rel-column-width="4627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ahoma" fo:font-size="10pt" style:font-size-asian="10pt" style:font-size-complex="10pt"/>
    </style:style>
    <style:style style:name="P2" style:family="paragraph" style:parent-style-name="Table_20_Contents">
      <style:text-properties style:font-name="Tahoma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Common_Products_Functional_Reqs</text:p>
          </table:table-cell>
          <table:table-cell table:style-name="Таблица1.B1" office:value-type="string">
            <text:p text:style-name="P3">FR ID<text:tab/>FR TMS Task<text:tab/>Object Number<text:tab/>Functional Requirements<text:tab/>FR Status<text:tab/>Created By<text:tab/>CCP<text:tab/>System Boundary<text:tab/>FR Release<text:tab/>FR Dat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3">Common_Products_NonFunctional_Reqs</text:p>
          </table:table-cell>
          <table:table-cell table:style-name="Таблица1.B2" office:value-type="string">
            <text:p text:style-name="P3">NFR ID<text:tab/>NFR TMS Task<text:tab/>Object Number<text:tab/>Non-Functional Requirements<text:tab/>NFR Status<text:tab/>Created By<text:tab/>CCP<text:tab/>NFR Source<text:tab/>NFR Date<text:tab/>NFR Release<text:tab/>System Boundary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InstrumentDataManager_Functional_Reqs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Date<text:tab/>FR Releas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SoftID_Net_PC_Functional_Reqs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Release<text:tab/>FR Date<text:tab/>FR Described In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/>
            <text:p text:style-name="P1">SoftID_Net_PC_NonFunctional_Reqs</text:p>
          </table:table-cell>
          <table:table-cell table:style-name="Таблица1.B2" office:value-type="string">
            <text:p text:style-name="P1">NFR ID<text:tab/>NFR TMS Task<text:tab/>Object Number<text:tab/>Non-Functional Requirements<text:tab/>NFR Status<text:tab/>Created By<text:tab/>Created On<text:tab/>NFR Date<text:tab/>CCP<text:tab/>System Boundary<text:tab/>NFR Releas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SoftID_Palm_Functional_Reqs</text:p>
          </table:table-cell>
          <table:table-cell table:style-name="Таблица1.B2" office:value-type="string">
            <text:p text:style-name="P1">ID<text:tab/>Object Number<text:tab/>FR TMS Task<text:tab/>Functional Requirements T07S1011<text:tab/>FR Date<text:tab/>FR Release<text:tab/>FR Status<text:tab/>CCP</text:p>
          </table:table-cell>
        </table:table-row>
        <table:table-row>
          <table:table-cell table:style-name="Таблица1.A2" office:value-type="string">
            <text:p text:style-name="P1">SoftID_TX_Functional_Reqs</text:p>
          </table:table-cell>
          <table:table-cell table:style-name="Таблица1.B2" office:value-type="string">
            <text:p text:style-name="P1">FR ID<text:tab/>FR TMS Task<text:tab/>Object Number<text:tab/>Functional Requirements<text:tab/>System Boundary<text:tab/>CCP<text:tab/>FR Status<text:tab/>FR Release<text:tab/>FR Source<text:tab/>FR Date<text:tab/>FR Status<text:tab/>Last Modified On<text:tab/>Last Modified By</text:p>
          </table:table-cell>
        </table:table-row>
        <table:table-row>
          <table:table-cell table:style-name="Таблица1.A2" office:value-type="string">
            <text:p text:style-name="P1">SoftID_TX_NonFunctional_Reqs</text:p>
          </table:table-cell>
          <table:table-cell table:style-name="Таблица1.B2" office:value-type="string">
            <text:p text:style-name="P1">NFR ID<text:tab/>NFR TMS Task<text:tab/>Object Number<text:tab/>Non-Functional Requirements<text:tab/>NFR Date<text:tab/>NFR Status<text:tab/>NFR Release<text:tab/>CCP<text:tab/>Created By<text:tab/>NFR Status<text:tab/>Last Modified By<text:tab/>Last Modified On<text:tab/>Created On</text:p>
          </table:table-cell>
        </table:table-row>
        <table:table-row>
          <table:table-cell table:style-name="Таблица1.A2" office:value-type="string">
            <text:p text:style-name="P1">SoftStore_ASCII_Functional_req</text:p>
          </table:table-cell>
          <table:table-cell table:style-name="Таблица1.B2" office:value-type="string">
            <text:p text:style-name="P1">FR ID<text:tab/>FR TMS Task<text:tab/>Object Number<text:tab/>Functional Requirements <text:s text:c="2"/><text:tab/>FR Status<text:tab/>Created By<text:tab/>Created On<text:tab/>System Boundary<text:tab/>CCP<text:tab/>FR Release<text:tab/>FR Date<text:tab/>Ver Mjr<text:tab/>Ver Mdn<text:tab/>Ver Mnr<text:tab/>Done in Retrospect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SoftStore_GUI_Functional_req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Date<text:tab/>FR Release<text:tab/>CCP<text:tab/>Done in Retrospect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SoftStore_Non_Functional_req</text:p>
          </table:table-cell>
          <table:table-cell table:style-name="Таблица1.B2" office:value-type="string">
            <text:p text:style-name="P1">NFR ID<text:tab/>NFR TMS Task<text:tab/>Object Number<text:tab/>Non-Functional Requirements<text:tab/>NFR Status<text:tab/>Created By<text:tab/>CCP<text:tab/>NFR Date<text:tab/>NFR Release<text:tab/>Done in Retrospect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LAB_Functional_Reqs</text:p>
          </table:table-cell>
          <table:table-cell table:style-name="Таблица1.B2" office:value-type="string">
            <text:p text:style-name="P1">FR ID<text:tab/>FR TMS Task #<text:tab/>Object Number<text:tab/>Functional Requirements <text:s text:c="2"/><text:tab/>FR Status<text:tab/>Created By<text:tab/>System Boundary<text:tab/>CCP<text:tab/>FR Release<text:tab/>FR Source<text:tab/>FR Dat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LAB_NonFunctional_Reqs</text:p>
          </table:table-cell>
          <table:table-cell table:style-name="Таблица1.B2" office:value-type="string">
            <text:p text:style-name="P1">NFR ID<text:tab/>NFR TMS Task<text:tab/>Object Number<text:tab/>NFR G24S1011 v3 (Required Module)<text:tab/>NFR Status<text:tab/>Created By<text:tab/>CCP<text:tab/>NFR Date<text:tab/>NFR Release<text:tab/>Done in Retrospect<text:tab/>Last Modified By<text:tab/>Last Modified On</text:p>
          </table:table-cell>
        </table:table-row>
        <text:soft-page-break/>
        <table:table-row>
          <table:table-cell table:style-name="Таблица1.A2" office:value-type="string">
            <text:p text:style-name="P1">MAYO_Lab_Functional__Reqs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Source<text:tab/>FR Date<text:tab/>FR Releas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MAYO_CMN_Functional__Reqs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Date<text:tab/>FR Releas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MAYO_Mic_Functional__Reqs</text:p>
          </table:table-cell>
          <table:table-cell table:style-name="Таблица1.B2" office:value-type="string">
            <text:p text:style-name="P1">FR ID<text:tab/>FR TMS Task<text:tab/>Object Number<text:tab/>Functional Requirements<text:tab/>FR Status<text:tab/>Created By<text:tab/>System Boundary<text:tab/>CCP<text:tab/>FR Source<text:tab/>FR Date<text:tab/>FR Status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MAYO_NonFunctional__Reqs</text:p>
          </table:table-cell>
          <table:table-cell table:style-name="Таблица1.B2" office:value-type="string">
            <text:p text:style-name="P1">NFR ID<text:tab/>NFR TMS Task<text:tab/>Object Number<text:tab/>Non-Functional Requirements<text:tab/>NFR Status<text:tab/>Created By<text:tab/>CCP<text:tab/>NFR Date<text:tab/>NFR Release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Mic_Functional_Reqs</text:p>
          </table:table-cell>
          <table:table-cell table:style-name="Таблица1.B2" office:value-type="string">
            <text:p text:style-name="P1">FR ID<text:tab/>FR TMS Task<text:tab/>Object Number<text:tab/>Functional Requirements <text:s text:c="2"/><text:tab/>FR Status<text:tab/>Created By<text:tab/>FR Date<text:tab/>FR ASCII Release<text:tab/>FR GUI Release<text:tab/>Architect Review<text:tab/>CCP Level<text:tab/>FR Mgt Reviewer<text:tab/>Last Modified By<text:tab/>Last Modified On</text:p>
          </table:table-cell>
        </table:table-row>
        <table:table-row>
          <table:table-cell table:style-name="Таблица1.A2" office:value-type="string">
            <text:p text:style-name="P1">Mic_NonFunctional__Reqs</text:p>
          </table:table-cell>
          <table:table-cell table:style-name="Таблица1.B2" office:value-type="string">
            <text:p text:style-name="P1">NFR ID<text:tab/>NFR TMS Task<text:tab/>Object Number<text:tab/>Non-Functional Requirements<text:tab/>NFR Status<text:tab/>Created By<text:tab/>NFR Date<text:tab/>CCP<text:tab/>NFR Mgt Reviewer<text:tab/>NFR Release<text:tab/>Done in Retrospect<text:tab/>Last Modified By<text:tab/>Last Modified On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00:07.98</meta:creation-date>
    <dc:date>2013-06-10T10:12:01.67</dc:date>
    <meta:editing-duration>PT11M37S</meta:editing-duration>
    <meta:editing-cycles>14</meta:editing-cycles>
    <meta:generator>OpenOffice.org/3.4.1$Win32 OpenOffice.org_project/341m1$Build-9593</meta:generator>
    <meta:document-statistic meta:table-count="1" meta:image-count="0" meta:object-count="0" meta:page-count="2" meta:paragraph-count="39" meta:word-count="551" meta:character-count="3581"/>
  </office:meta>
</office:document-meta>
</file>